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_10" table:style-name="ta1">
        <table:shapes>
          <draw:frame draw:z-index="0" draw:style-name="gr1" draw:text-style-name="P1" svg:width="20.614cm" svg:height="13.759cm" svg:x="16.051cm" svg:y="1.009cm">
            <draw:object draw:notify-on-update-of-ranges="bench_10.A1:bench_10.A1 bench_10.B1:bench_10.I1 bench_10.A2:bench_10.A2 bench_10.B2:bench_10.I2 bench_10.A3:bench_10.A3 bench_10.B3:bench_10.I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rix Wid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cv::dct()</text:p>
          </table:table-cell>
          <table:table-cell office:value-type="float" office:value="0.023947" calcext:value-type="float">
            <text:p>0,023947</text:p>
          </table:table-cell>
          <table:table-cell office:value-type="float" office:value="0.028466" calcext:value-type="float">
            <text:p>0,028466</text:p>
          </table:table-cell>
          <table:table-cell office:value-type="float" office:value="0.042534" calcext:value-type="float">
            <text:p>0,042534</text:p>
          </table:table-cell>
          <table:table-cell office:value-type="float" office:value="0.160855" calcext:value-type="float">
            <text:p>0,160855</text:p>
          </table:table-cell>
          <table:table-cell office:value-type="float" office:value="0.197049" calcext:value-type="float">
            <text:p>0,197049</text:p>
          </table:table-cell>
          <table:table-cell office:value-type="float" office:value="1.05068" calcext:value-type="float">
            <text:p>1,05068</text:p>
          </table:table-cell>
          <table:table-cell office:value-type="float" office:value="4.43954" calcext:value-type="float">
            <text:p>4,43954</text:p>
          </table:table-cell>
          <table:table-cell office:value-type="float" office:value="26.7588" calcext:value-type="float">
            <text:p>26,7588</text:p>
          </table:table-cell>
        </table:table-row>
        <table:table-row table:style-name="ro1">
          <table:table-cell office:value-type="string" calcext:value-type="string">
            <text:p>MyDDCT2()</text:p>
          </table:table-cell>
          <table:table-cell office:value-type="float" office:value="0.271019" calcext:value-type="float">
            <text:p>0,271019</text:p>
          </table:table-cell>
          <table:table-cell office:value-type="float" office:value="1.34579" calcext:value-type="float">
            <text:p>1,34579</text:p>
          </table:table-cell>
          <table:table-cell office:value-type="float" office:value="9.51699" calcext:value-type="float">
            <text:p>9,51699</text:p>
          </table:table-cell>
          <table:table-cell office:value-type="float" office:value="39.3182" calcext:value-type="float">
            <text:p>39,3182</text:p>
          </table:table-cell>
          <table:table-cell office:value-type="float" office:value="132.15" calcext:value-type="float">
            <text:p>132,15</text:p>
          </table:table-cell>
          <table:table-cell office:value-type="float" office:value="1031.44" calcext:value-type="float">
            <text:p>1031,44</text:p>
          </table:table-cell>
          <table:table-cell office:value-type="float" office:value="8200.98" calcext:value-type="float">
            <text:p>8200,98</text:p>
          </table:table-cell>
          <table:table-cell office:value-type="float" office:value="65876.6" calcext:value-type="float">
            <text:p>65876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30T18:07:03.866263959</dc:date>
    <meta:editing-duration>PT5M33S</meta:editing-duration>
    <meta:editing-cycles>1</meta:editing-cycles>
    <meta:document-statistic meta:table-count="1" meta:cell-count="27" meta:object-count="1"/>
    <meta:generator>LibreOffice/7.2.7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15cm" svg:height="13.76cm" xlink:href=".." xlink:type="simple" chart:class="chart:line" chart:style-name="ch1">
        <chart:title svg:x="5.752cm" svg:y="0.411cm" chart:style-name="ch2">
          <text:p>Performance comparison of DCT2 algorithms</text:p>
        </chart:title>
        <chart:subtitle svg:x="6.771cm" svg:y="1.465cm" chart:style-name="ch3">
          <text:p>OpenCV vs. homegrown implementation</text:p>
        </chart:subtitle>
        <chart:legend chart:legend-position="end" svg:x="17.472cm" svg:y="6.332cm" style:legend-expansion="high" chart:style-name="ch4"/>
        <chart:plot-area chart:style-name="ch5" table:cell-range-address="bench_10.A1:bench_10.I3" chart:data-source-has-labels="both" svg:x="1.423cm" svg:y="2.423cm" svg:width="15.637cm" svg:height="10.081cm">
          <chart:coordinate-region svg:x="2.785cm" svg:y="2.622cm" svg:width="13.903cm" svg:height="9.235cm"/>
          <chart:axis chart:dimension="x" chart:name="primary-x" chart:style-name="ch6" chartooo:axis-type="auto">
            <chartooo:date-scale/>
            <chart:title svg:x="8.297cm" svg:y="12.779cm" chart:style-name="ch7">
              <text:p>Matrix Width</text:p>
            </chart:title>
            <chart:categories table:cell-range-address="bench_10.B1:bench_10.I1"/>
          </chart:axis>
          <chart:axis chart:dimension="y" chart:name="primary-y" chart:style-name="ch8">
            <chart:title svg:x="0.451cm" svg:y="8.235cm" chart:style-name="ch9">
              <text:p>Time (ms)</text:p>
            </chart:title>
            <chart:grid chart:style-name="ch10" chart:class="major"/>
          </chart:axis>
          <chart:series chart:style-name="ch11" chart:values-cell-range-address="bench_10.B2:bench_10.I2" chart:label-cell-address="bench_10.A2:bench_10.A2" chart:class="chart:line">
            <chart:data-point chart:repeated="8"/>
          </chart:series>
          <chart:series chart:style-name="ch12" chart:values-cell-range-address="bench_10.B3:bench_10.I3" chart:label-cell-address="bench_10.A3:bench_10.A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bench_10.B1:bench_10.I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cv::dct()</text:p>
                <draw:g>
                  <svg:desc>bench_10.A2:bench_10.A2</svg:desc>
                </draw:g>
              </table:table-cell>
              <table:table-cell office:value-type="float" office:value="0.023947">
                <text:p>0.023947</text:p>
                <draw:g>
                  <svg:desc>bench_10.B2:bench_10.I2</svg:desc>
                </draw:g>
              </table:table-cell>
              <table:table-cell office:value-type="float" office:value="0.028466">
                <text:p>0.028466</text:p>
              </table:table-cell>
              <table:table-cell office:value-type="float" office:value="0.042534">
                <text:p>0.042534</text:p>
              </table:table-cell>
              <table:table-cell office:value-type="float" office:value="0.160855">
                <text:p>0.160855</text:p>
              </table:table-cell>
              <table:table-cell office:value-type="float" office:value="0.197049">
                <text:p>0.197049</text:p>
              </table:table-cell>
              <table:table-cell office:value-type="float" office:value="1.05068">
                <text:p>1.05068</text:p>
              </table:table-cell>
              <table:table-cell office:value-type="float" office:value="4.43954">
                <text:p>4.43954</text:p>
              </table:table-cell>
              <table:table-cell office:value-type="float" office:value="26.7588">
                <text:p>26.7588</text:p>
              </table:table-cell>
            </table:table-row>
            <table:table-row>
              <table:table-cell office:value-type="string">
                <text:p>MyDDCT2()</text:p>
                <draw:g>
                  <svg:desc>bench_10.A3:bench_10.A3</svg:desc>
                </draw:g>
              </table:table-cell>
              <table:table-cell office:value-type="float" office:value="0.271019">
                <text:p>0.271019</text:p>
                <draw:g>
                  <svg:desc>bench_10.B3:bench_10.I3</svg:desc>
                </draw:g>
              </table:table-cell>
              <table:table-cell office:value-type="float" office:value="1.34579">
                <text:p>1.34579</text:p>
              </table:table-cell>
              <table:table-cell office:value-type="float" office:value="9.51699">
                <text:p>9.51699</text:p>
              </table:table-cell>
              <table:table-cell office:value-type="float" office:value="39.3182">
                <text:p>39.3182</text:p>
              </table:table-cell>
              <table:table-cell office:value-type="float" office:value="132.15">
                <text:p>132.15</text:p>
              </table:table-cell>
              <table:table-cell office:value-type="float" office:value="1031.44">
                <text:p>1031.44</text:p>
              </table:table-cell>
              <table:table-cell office:value-type="float" office:value="8200.98">
                <text:p>8200.98</text:p>
              </table:table-cell>
              <table:table-cell office:value-type="float" office:value="65876.6">
                <text:p>6587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